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859cm" fo:min-width="1.627cm" fo:padding-top="0.165cm" fo:padding-bottom="0.165cm" fo:padding-left="0.29cm" fo:padding-right="0.29cm"/>
    </style:style>
    <style:style style:name="gr2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65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47cm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3.116cm" fo:min-width="6.765cm" fo:padding-top="0.142cm" fo:padding-bottom="0.142cm" fo:padding-left="0.267cm" fo:padding-right="0.26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draw:stroke-dash="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859cm" fo:min-width="1.69cm" fo:padding-top="0.165cm" fo:padding-bottom="0.165cm" fo:padding-left="0.29cm" fo:padding-right="0.29cm"/>
    </style:style>
    <style:style style:name="gr7" style:family="graphic" style:parent-style-name="standard">
      <style:graphic-properties draw:stroke="solid" draw:stroke-dash="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859cm" fo:min-width="1.565cm" fo:padding-top="0.165cm" fo:padding-bottom="0.165cm" fo:padding-left="0.29cm" fo:padding-right="0.29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73cm" fo:min-width="1.372cm" fo:padding-top="0.142cm" fo:padding-bottom="0.142cm" fo:padding-left="0.267cm" fo:padding-right="0.267cm" draw:shadow="hidden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77cm" fo:min-width="1.498cm" fo:padding-top="0.142cm" fo:padding-bottom="0.142cm" fo:padding-left="0.267cm" fo:padding-right="0.267cm" draw:shadow="hidden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23cm" fo:min-width="1.372cm" fo:padding-top="0.142cm" fo:padding-bottom="0.142cm" fo:padding-left="0.267cm" fo:padding-right="0.267cm" draw:shadow="hidden"/>
    </style:style>
    <style:style style:name="gr11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627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.372cm" fo:padding-top="0.142cm" fo:padding-bottom="0.142cm" fo:padding-left="0.267cm" fo:padding-right="0.267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.8000001907349pt" fo:font-weight="bold" style:font-weight-asian="bold" style:font-weight-complex="bold"/>
    </style:style>
    <style:style style:name="P3" style:family="paragraph">
      <loext:graphic-properties draw:fill-color="#ffffff"/>
      <style:paragraph-properties fo:text-align="center"/>
      <style:text-properties fo:font-size="10.8000001907349pt"/>
    </style:style>
    <style:style style:name="P4" style:family="paragraph">
      <loext:graphic-properties draw:fill-color="#ffffff" draw:opacity="0%"/>
      <style:paragraph-properties fo:text-align="center"/>
      <style:text-properties fo:font-size="10.8000001907349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10.8000001907349pt" fo:font-weight="normal" style:font-weight-asian="normal" style:font-weight-complex="normal"/>
    </style:style>
    <style:style style:name="P7" style:family="paragraph">
      <loext:graphic-properties draw:fill-color="#ffffff"/>
      <style:paragraph-properties fo:text-align="center"/>
      <style:text-properties style:use-window-font-color="true" fo:font-size="10.8000001907349pt" style:font-size-asian="10pt" style:font-size-complex="10pt"/>
    </style:style>
    <style:style style:name="P8" style:family="paragraph">
      <loext:graphic-properties draw:fill-color="#ffffff"/>
      <style:paragraph-properties fo:text-align="center"/>
      <style:text-properties style:use-window-font-color="true" fo:font-size="8pt" style:font-size-asian="10pt" style:font-size-complex="10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-color="#ffffff"/>
      <style:paragraph-properties fo:text-align="center"/>
      <style:text-properties style:use-window-font-color="true" fo:font-size="9pt" style:font-size-asian="10pt" style:font-size-complex="10pt"/>
    </style:style>
    <style:style style:name="T1" style:family="text">
      <style:text-properties fo:font-size="10pt" fo:font-weight="bold" style:font-weight-asian="bold" style:font-weight-complex="bold"/>
    </style:style>
    <style:style style:name="T2" style:family="text">
      <style:text-properties fo:font-size="10pt"/>
    </style:style>
    <style:style style:name="T3" style:family="text">
      <style:text-properties fo:font-size="10pt" fo:font-weight="normal" style:font-weight-asian="normal" style:font-weight-complex="normal"/>
    </style:style>
    <style:style style:name="T4" style:family="text">
      <style:text-properties style:use-window-font-color="true" fo:font-size="10pt" style:font-size-asian="10pt" style:font-size-complex="10pt"/>
    </style:style>
    <style:style style:name="T5" style:family="text">
      <style:text-properties style:use-window-font-color="true" fo:font-size="8pt" style:font-size-asian="10pt" style:font-size-complex="10pt"/>
    </style:style>
    <style:style style:name="T6" style:family="text">
      <style:text-properties style:use-window-font-color="true" fo:font-size="9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7" draw:id="id7" draw:layer="layout" svg:width="2.161cm" svg:height="1.143cm" svg:x="17.501cm" svg:y="25.384cm">
            <text:p text:style-name="P1"><text:span text:style-name="T1">Flow</text:span></text:p>
            <text:p text:style-name="P1"><text:span text:style-name="T1">Segmen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g xml:id="id8" draw:id="id8">
            <draw:custom-shape draw:style-name="gr2" draw:text-style-name="P3" xml:id="id2" draw:id="id2" draw:layer="layout" svg:width="2.099cm" svg:height="1.143cm" svg:x="15.102cm" svg:y="21.225cm">
              <text:p text:style-name="P1"><text:span text:style-name="T2">Pumping </text:span></text:p>
              <text:p text:style-name="P1"><text:span text:style-name="T2">Main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3" xml:id="id6" draw:id="id6" draw:layer="layout" svg:width="2.099cm" svg:height="1.143cm" svg:x="19.902cm" svg:y="21.225cm">
              <text:p text:style-name="P1"><text:span text:style-name="T2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3" xml:id="id4" draw:id="id4" draw:layer="layout" svg:width="2.099cm" svg:height="1.143cm" svg:x="17.503cm" svg:y="21.225cm">
              <text:p text:style-name="P1"><text:span text:style-name="T2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" draw:text-style-name="P3" xml:id="id1" draw:id="id1" draw:layer="layout" svg:width="2.081cm" svg:height="1.143cm" svg:x="15.121cm" svg:y="23.068cm">
              <text:p text:style-name="P1"><text:span text:style-name="T2">Obj 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xml:id="id3" draw:id="id3" draw:layer="layout" svg:width="2.081cm" svg:height="1.143cm" svg:x="17.502cm" svg:y="23.068cm">
              <text:p text:style-name="P1"><text:span text:style-name="T2">classification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xml:id="id5" draw:id="id5" draw:layer="layout" svg:width="2.081cm" svg:height="1.143cm" svg:x="19.921cm" svg:y="23.068cm">
              <text:p text:style-name="P1"><text:span text:style-name="T2">Predefined</text:span></text:p>
              <text:p text:style-name="P1"><text:span text:style-name="T2">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7.299cm" svg:height="3.4cm" svg:x="14.903cm" svg:y="20.968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onnector draw:style-name="gr5" draw:text-style-name="P5" draw:layer="layout" draw:type="line" svg:x1="16.163cm" svg:y1="23.068cm" svg:x2="16.152cm" svg:y2="22.368cm" draw:start-shape="id1" draw:start-glue-point="4" draw:end-shape="id2" svg:d="M16163 23068l-11-700" svg:viewBox="0 0 12 701">
              <text:p/>
            </draw:connector>
            <draw:connector draw:style-name="gr5" draw:text-style-name="P5" draw:layer="layout" draw:type="line" svg:x1="18.544cm" svg:y1="23.068cm" svg:x2="18.553cm" svg:y2="22.368cm" draw:start-shape="id3" draw:start-glue-point="4" draw:end-shape="id4" draw:end-glue-point="2" svg:d="M18544 23068l9-700" svg:viewBox="0 0 10 701">
              <text:p/>
            </draw:connector>
            <draw:connector draw:style-name="gr5" draw:text-style-name="P5" draw:layer="layout" draw:type="line" svg:x1="20.963cm" svg:y1="23.068cm" svg:x2="20.952cm" svg:y2="22.368cm" draw:start-shape="id5" draw:start-glue-point="4" draw:end-shape="id6" draw:end-glue-point="2" svg:d="M20963 23068l-11-700" svg:viewBox="0 0 12 701">
              <text:p/>
            </draw:connector>
          </draw:g>
          <draw:connector draw:style-name="gr5" draw:text-style-name="P5" draw:layer="layout" draw:type="line" svg:x1="18.582cm" svg:y1="25.384cm" svg:x2="18.553cm" svg:y2="24.368cm" draw:start-shape="id7" draw:start-glue-point="0" draw:end-shape="id8" svg:d="M18582 25384l-29-1016" svg:viewBox="0 0 30 1017">
            <text:p/>
          </draw:connector>
          <draw:custom-shape draw:style-name="gr6" draw:text-style-name="P6" xml:id="id15" draw:id="id15" draw:layer="layout" svg:width="2.224cm" svg:height="1.143cm" svg:x="9.19cm" svg:y="25.437cm">
            <text:p text:style-name="P1"><text:span text:style-name="T3">Distribution</text:span></text:p>
            <text:p text:style-name="P1"><text:span text:style-name="T3">Chamber</text:span></text:p>
            <text:p text:style-name="P1"><text:span text:style-name="T3">Elemen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g xml:id="id16" draw:id="id16">
            <draw:custom-shape draw:style-name="gr2" draw:text-style-name="P3" xml:id="id10" draw:id="id10" draw:layer="layout" svg:width="2.099cm" svg:height="1.143cm" svg:x="6.847cm" svg:y="21.196cm">
              <text:p text:style-name="P1"><text:span text:style-name="T2">Access </text:span></text:p>
              <text:p text:style-name="P1"><text:span text:style-name="T2">Chamber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3" xml:id="id14" draw:id="id14" draw:layer="layout" svg:width="2.099cm" svg:height="1.143cm" svg:x="11.647cm" svg:y="21.196cm">
              <text:p text:style-name="P1"><text:span text:style-name="T2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3" xml:id="id12" draw:id="id12" draw:layer="layout" svg:width="2.099cm" svg:height="1.143cm" svg:x="9.248cm" svg:y="21.196cm">
              <text:p text:style-name="P1"><text:span text:style-name="T2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" draw:text-style-name="P3" xml:id="id9" draw:id="id9" draw:layer="layout" svg:width="2.081cm" svg:height="1.143cm" svg:x="6.866cm" svg:y="23.039cm">
              <text:p text:style-name="P1"><text:span text:style-name="T2">Obj 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xml:id="id11" draw:id="id11" draw:layer="layout" svg:width="2.081cm" svg:height="1.143cm" svg:x="9.247cm" svg:y="23.039cm">
              <text:p text:style-name="P1"><text:span text:style-name="T2">classification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xml:id="id13" draw:id="id13" draw:layer="layout" svg:width="2.081cm" svg:height="1.143cm" svg:x="11.666cm" svg:y="23.039cm">
              <text:p text:style-name="P1"><text:span text:style-name="T2">Predefined</text:span></text:p>
              <text:p text:style-name="P1"><text:span text:style-name="T2">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7.299cm" svg:height="3.4cm" svg:x="6.648cm" svg:y="20.939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onnector draw:style-name="gr5" draw:text-style-name="P5" draw:layer="layout" draw:type="line" svg:x1="7.908cm" svg:y1="23.039cm" svg:x2="7.897cm" svg:y2="22.339cm" draw:start-shape="id9" draw:start-glue-point="4" draw:end-shape="id10" svg:d="M7908 23039l-11-700" svg:viewBox="0 0 12 701">
              <text:p/>
            </draw:connector>
            <draw:connector draw:style-name="gr5" draw:text-style-name="P5" draw:layer="layout" draw:type="line" svg:x1="10.289cm" svg:y1="23.039cm" svg:x2="10.298cm" svg:y2="22.339cm" draw:start-shape="id11" draw:start-glue-point="4" draw:end-shape="id12" draw:end-glue-point="2" svg:d="M10289 23039l9-700" svg:viewBox="0 0 10 701">
              <text:p/>
            </draw:connector>
            <draw:connector draw:style-name="gr5" draw:text-style-name="P5" draw:layer="layout" draw:type="line" svg:x1="12.708cm" svg:y1="23.039cm" svg:x2="12.697cm" svg:y2="22.339cm" draw:start-shape="id13" draw:start-glue-point="4" draw:end-shape="id14" draw:end-glue-point="2" svg:d="M12708 23039l-11-700" svg:viewBox="0 0 12 701">
              <text:p/>
            </draw:connector>
          </draw:g>
          <draw:connector draw:style-name="gr5" draw:text-style-name="P5" draw:layer="layout" draw:type="line" svg:x1="10.302cm" svg:y1="25.437cm" svg:x2="10.298cm" svg:y2="24.339cm" draw:start-shape="id15" draw:start-glue-point="0" draw:end-shape="id16" draw:end-glue-point="2" svg:d="M10302 25437l-4-1098" svg:viewBox="0 0 5 1099">
            <text:p/>
          </draw:connector>
          <draw:custom-shape draw:style-name="gr7" draw:text-style-name="P6" xml:id="id24" draw:id="id24" draw:layer="layout" svg:width="2.099cm" svg:height="1.143cm" svg:x="25.76cm" svg:y="25.384cm">
            <text:p text:style-name="P1"><text:span text:style-name="T3">Distribution</text:span></text:p>
            <text:p text:style-name="P1"><text:span text:style-name="T3">Chamber</text:span></text:p>
            <text:p text:style-name="P1"><text:span text:style-name="T3">Elemen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5" draw:text-style-name="P5" draw:layer="layout" draw:type="line" svg:x1="26.826cm" svg:y1="25.384cm" svg:x2="26.837cm" svg:y2="24.361cm" svg:d="M26826 25384l11-1023" svg:viewBox="0 0 12 1024">
            <text:p/>
          </draw:connector>
          <draw:custom-shape draw:style-name="gr8" draw:text-style-name="P7" draw:layer="layout" svg:width="3.81cm" svg:height="2.513cm" svg:x="12.557cm" svg:y="24.749cm">
            <text:p text:style-name="P1"><text:span text:style-name="T4">Get collided</text:span></text:p>
            <text:p text:style-name="P1"><text:span text:style-name="T4">Distribution</text:span></text:p>
            <text:p text:style-name="P1"><text:span text:style-name="T4">Chamber</text:span></text:p>
            <text:p text:style-name="P1"><text:span text:style-name="T4">Element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5" draw:text-style-name="P5" draw:layer="layout" svg:x1="17.51cm" svg:y1="26.019cm" svg:x2="16.367cm" svg:y2="26.019cm">
            <text:p/>
          </draw:line>
          <draw:line draw:style-name="gr5" draw:text-style-name="P5" draw:layer="layout" svg:x1="12.557cm" svg:y1="26.019cm" svg:x2="11.414cm" svg:y2="26.019cm">
            <text:p/>
          </draw:line>
          <draw:custom-shape draw:style-name="gr9" draw:text-style-name="P8" xml:id="id23" draw:id="id23" draw:layer="layout" svg:width="4.064cm" svg:height="2.921cm" svg:x="20.685cm" svg:y="24.495cm">
            <text:p text:style-name="P1"><text:span text:style-name="T5">Get Collided/</text:span></text:p>
            <text:p text:style-name="P1"><text:span text:style-name="T5">Connected</text:span></text:p>
            <text:p text:style-name="P1"><text:span text:style-name="T5">Distribution</text:span></text:p>
            <text:p text:style-name="P1"><text:span text:style-name="T5">Chamber</text:span></text:p>
            <text:p text:style-name="P1"><text:span text:style-name="T5">Element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g>
            <draw:custom-shape draw:style-name="gr2" draw:text-style-name="P3" xml:id="id18" draw:id="id18" draw:layer="layout" svg:width="2.099cm" svg:height="1.143cm" svg:x="23.358cm" svg:y="21.225cm">
              <text:p text:style-name="P9"><text:span text:style-name="T2">Access</text:span></text:p>
              <text:p text:style-name="P9"><text:span text:style-name="T2">Chamber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3" xml:id="id22" draw:id="id22" draw:layer="layout" svg:width="2.099cm" svg:height="1.143cm" svg:x="28.158cm" svg:y="21.225cm">
              <text:p text:style-name="P1"><text:span text:style-name="T2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3" xml:id="id20" draw:id="id20" draw:layer="layout" svg:width="2.099cm" svg:height="1.143cm" svg:x="25.759cm" svg:y="21.225cm">
              <text:p text:style-name="P1"><text:span text:style-name="T2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" draw:text-style-name="P3" xml:id="id17" draw:id="id17" draw:layer="layout" svg:width="2.081cm" svg:height="1.143cm" svg:x="23.377cm" svg:y="23.068cm">
              <text:p text:style-name="P1"><text:span text:style-name="T2">Obj 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xml:id="id19" draw:id="id19" draw:layer="layout" svg:width="2.081cm" svg:height="1.143cm" svg:x="25.758cm" svg:y="23.068cm">
              <text:p text:style-name="P1"><text:span text:style-name="T2">classification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xml:id="id21" draw:id="id21" draw:layer="layout" svg:width="2.081cm" svg:height="1.143cm" svg:x="28.177cm" svg:y="23.068cm">
              <text:p text:style-name="P1"><text:span text:style-name="T2">Predefined</text:span></text:p>
              <text:p text:style-name="P1"><text:span text:style-name="T2">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7.299cm" svg:height="3.4cm" svg:x="23.159cm" svg:y="20.968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onnector draw:style-name="gr5" draw:text-style-name="P5" draw:layer="layout" draw:type="line" svg:x1="24.419cm" svg:y1="23.068cm" svg:x2="24.408cm" svg:y2="22.368cm" draw:start-shape="id17" draw:start-glue-point="4" draw:end-shape="id18" svg:d="M24419 23068l-11-700" svg:viewBox="0 0 12 701">
              <text:p/>
            </draw:connector>
            <draw:connector draw:style-name="gr5" draw:text-style-name="P5" draw:layer="layout" draw:type="line" svg:x1="26.8cm" svg:y1="23.068cm" svg:x2="26.809cm" svg:y2="22.368cm" draw:start-shape="id19" draw:start-glue-point="4" draw:end-shape="id20" draw:end-glue-point="2" svg:d="M26800 23068l9-700" svg:viewBox="0 0 10 701">
              <text:p/>
            </draw:connector>
            <draw:connector draw:style-name="gr5" draw:text-style-name="P5" draw:layer="layout" draw:type="line" svg:x1="29.219cm" svg:y1="23.068cm" svg:x2="29.208cm" svg:y2="22.368cm" draw:start-shape="id21" draw:start-glue-point="4" draw:end-shape="id22" draw:end-glue-point="2" svg:d="M29219 23068l-11-700" svg:viewBox="0 0 12 701">
              <text:p/>
            </draw:connector>
            <draw:custom-shape draw:style-name="gr4" draw:text-style-name="P4" draw:layer="layout" svg:width="7.299cm" svg:height="3.4cm" svg:x="23.16cm" svg:y="20.968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10" draw:text-style-name="P10" xml:id="id27" draw:id="id27" draw:layer="layout" svg:width="3.81cm" svg:height="2.413cm" svg:x="17.002cm" svg:y="28.178cm">
            <text:p text:style-name="P1"><text:span text:style-name="T6">Not Equal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2" draw:layer="layout" svg:width="2.161cm" svg:height="1.143cm" svg:x="17.886cm" svg:y="35.29cm">
            <text:p text:style-name="P1"><text:span text:style-name="T1">Distance</text:span></text:p>
            <text:p text:style-name="P1"><text:span text:style-name="T1">&lt;= 20000mm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5" draw:text-style-name="P5" draw:layer="layout" svg:x1="24.749cm" svg:y1="25.956cm" svg:x2="25.761cm" svg:y2="25.955cm" draw:start-shape="id23" draw:start-glue-point="7" draw:end-shape="id24" draw:end-glue-point="3" svg:d="M24749 25956h495v-1h517" svg:viewBox="0 0 1013 2">
            <text:p/>
          </draw:connector>
          <draw:connector draw:style-name="gr5" draw:text-style-name="P5" draw:layer="layout" svg:x1="19.663cm" svg:y1="25.955cm" svg:x2="20.685cm" svg:y2="25.956cm" draw:start-shape="id7" draw:start-glue-point="1" draw:end-shape="id23" draw:end-glue-point="5" svg:d="M19663 25955h523v1h499" svg:viewBox="0 0 1023 2">
            <text:p/>
          </draw:connector>
          <draw:connector draw:style-name="gr5" draw:text-style-name="P5" draw:layer="layout" svg:x1="10.302cm" svg:y1="26.58cm" svg:x2="10.297cm" svg:y2="28.156cm" draw:start-shape="id15" draw:start-glue-point="2" svg:d="M10302 26580v1058h-5v518" svg:viewBox="0 0 6 1577">
            <text:p/>
          </draw:connector>
          <draw:connector draw:style-name="gr5" draw:text-style-name="P5" draw:layer="layout" svg:x1="26.908cm" svg:y1="26.527cm" svg:x2="26.903cm" svg:y2="28.103cm" svg:d="M26908 26527v1047h-5v529" svg:viewBox="0 0 6 1577">
            <text:p/>
          </draw:connector>
          <draw:custom-shape draw:style-name="gr12" draw:text-style-name="P10" xml:id="id25" draw:id="id25" draw:layer="layout" svg:width="3.81cm" svg:height="2.54cm" svg:x="8.366cm" svg:y="28.178cm">
            <text:p text:style-name="P1"><text:span text:style-name="T6">Get ID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" draw:text-style-name="P10" draw:layer="layout" svg:width="3.81cm" svg:height="2.54cm" svg:x="25.003cm" svg:y="28.051cm">
            <text:p text:style-name="P1"><text:span text:style-name="T6">Get ID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5" draw:layer="layout" svg:x1="12.176cm" svg:y1="29.448cm" svg:x2="13.538cm" svg:y2="29.456cm" draw:start-shape="id25" draw:start-glue-point="7" svg:d="M12176 29448h941v8h421" svg:viewBox="0 0 1363 9">
            <text:p/>
          </draw:connector>
          <draw:custom-shape draw:style-name="gr11" draw:text-style-name="P6" xml:id="id28" draw:id="id28" draw:layer="layout" svg:width="2.161cm" svg:height="1.143cm" svg:x="21.694cm" svg:y="28.813cm">
            <text:p text:style-name="P1"><text:span text:style-name="T3">ID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5" draw:text-style-name="P5" draw:layer="layout" svg:x1="25.003cm" svg:y1="29.321cm" svg:x2="23.86cm" svg:y2="29.321cm">
            <text:p/>
          </draw:line>
          <draw:custom-shape draw:style-name="gr11" draw:text-style-name="P6" xml:id="id26" draw:id="id26" draw:layer="layout" svg:width="2.161cm" svg:height="1.143cm" svg:x="13.568cm" svg:y="28.813cm">
            <text:p text:style-name="P1"><text:span text:style-name="T3">ID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5" draw:text-style-name="P5" draw:layer="layout" svg:x1="15.73cm" svg:y1="29.384cm" svg:x2="17.044cm" svg:y2="29.346cm" draw:start-shape="id26" draw:start-glue-point="1" svg:d="M15730 29384h916v-38h398" svg:viewBox="0 0 1315 39">
            <text:p/>
          </draw:connector>
          <draw:connector draw:style-name="gr5" draw:text-style-name="P5" draw:layer="layout" draw:type="line" svg:x1="20.812cm" svg:y1="29.385cm" svg:x2="21.695cm" svg:y2="29.384cm" draw:start-shape="id27" draw:start-glue-point="7" draw:end-shape="id28" draw:end-glue-point="3" svg:d="M20812 29385l883-1" svg:viewBox="0 0 884 2">
            <text:p/>
          </draw:connector>
          <draw:custom-shape draw:style-name="gr10" draw:text-style-name="P10" xml:id="id32" draw:id="id32" draw:layer="layout" svg:width="3.81cm" svg:height="2.413cm" svg:x="17.003cm" svg:y="31.479cm">
            <text:p text:style-name="P1"><text:span text:style-name="T6">Get Distance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10" xml:id="id30" draw:id="id30" draw:layer="layout" svg:width="3.81cm" svg:height="2.413cm" svg:x="27.797cm" svg:y="31.48cm">
            <text:p text:style-name="P1"><text:span text:style-name="T6">Get Centerpoint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10" xml:id="id29" draw:id="id29" draw:layer="layout" svg:width="3.81cm" svg:height="2.413cm" svg:x="6.08cm" svg:y="31.48cm">
            <text:p text:style-name="P1"><text:span text:style-name="T6">Get Centerpoint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5" draw:layer="layout" svg:x1="9.19cm" svg:y1="26.008cm" svg:x2="6.08cm" svg:y2="32.687cm" draw:start-shape="id15" draw:start-glue-point="3" draw:end-shape="id29" draw:end-glue-point="5" svg:d="M9190 26008h-3628v6679h518" svg:viewBox="0 0 3629 6680">
            <text:p/>
          </draw:connector>
          <draw:connector draw:style-name="gr5" draw:text-style-name="P5" draw:layer="layout" svg:x1="27.86cm" svg:y1="25.955cm" svg:x2="31.607cm" svg:y2="32.687cm" draw:start-shape="id24" draw:start-glue-point="1" draw:end-shape="id30" draw:end-glue-point="7" svg:d="M27860 25955h4266v6732h-519" svg:viewBox="0 0 4267 6733">
            <text:p/>
          </draw:connector>
          <draw:custom-shape draw:style-name="gr11" draw:text-style-name="P6" xml:id="id31" draw:id="id31" draw:layer="layout" svg:width="2.161cm" svg:height="1.143cm" svg:x="11.03cm" svg:y="32.115cm">
            <text:p text:style-name="P1"><text:span text:style-name="T3">Centerpoin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" draw:text-style-name="P6" xml:id="id33" draw:id="id33" draw:layer="layout" svg:width="2.161cm" svg:height="1.143cm" svg:x="22.714cm" svg:y="32.115cm">
            <text:p text:style-name="P1"><text:span text:style-name="T3">Centerpoin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5" draw:text-style-name="P5" draw:layer="layout" svg:x1="9.89cm" svg:y1="32.687cm" svg:x2="11.031cm" svg:y2="32.686cm" draw:start-shape="id29" draw:start-glue-point="7" draw:end-shape="id31" draw:end-glue-point="3" svg:d="M9890 32687h571v-1h570" svg:viewBox="0 0 1142 2">
            <text:p/>
          </draw:connector>
          <draw:connector draw:style-name="gr5" draw:text-style-name="P5" draw:layer="layout" svg:x1="13.192cm" svg:y1="32.686cm" svg:x2="17.003cm" svg:y2="32.686cm" draw:start-shape="id31" draw:start-glue-point="1" draw:end-shape="id32" draw:end-glue-point="5" svg:d="M13192 32686h3811" svg:viewBox="0 0 3812 1">
            <text:p/>
          </draw:connector>
          <draw:connector draw:style-name="gr5" draw:text-style-name="P5" draw:layer="layout" svg:x1="27.797cm" svg:y1="32.687cm" svg:x2="24.876cm" svg:y2="32.686cm" draw:start-shape="id30" draw:start-glue-point="5" draw:end-shape="id33" draw:end-glue-point="1" svg:d="M27797 32687h-1460v-1h-1461" svg:viewBox="0 0 2922 2">
            <text:p/>
          </draw:connector>
          <draw:connector draw:style-name="gr5" draw:text-style-name="P5" draw:layer="layout" svg:x1="22.715cm" svg:y1="32.686cm" svg:x2="20.813cm" svg:y2="32.686cm" draw:start-shape="id33" draw:start-glue-point="3" draw:end-shape="id32" draw:end-glue-point="7" svg:d="M22715 32686h-1902" svg:viewBox="0 0 1903 1">
            <text:p/>
          </draw:connector>
        </draw:g>
        <draw:line draw:style-name="gr5" draw:text-style-name="P5" draw:layer="layout" svg:x1="18.907cm" svg:y1="33.893cm" svg:x2="18.907cm" svg:y2="35.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1.6cm" fo:page-height="10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10:00:33.131000000</meta:creation-date>
    <dc:date>2019-01-03T14:45:10.753000000</dc:date>
    <meta:editing-duration>PT1H50M1S</meta:editing-duration>
    <meta:editing-cycles>5</meta:editing-cycles>
    <meta:generator>LibreOffice/6.0.3.2$Windows_X86_64 LibreOffice_project/8f48d515416608e3a835360314dac7e47fd0b821</meta:generator>
    <meta:document-statistic meta:object-count="71"/>
  </office:meta>
</office:document-meta>
</file>